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245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34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4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196cm" fo:keep-together="auto"/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6" style:family="table-row">
      <style:table-row-properties style:min-row-height="0.196cm" fo:keep-together="auto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7" style:family="table-row">
      <style:table-row-properties style:min-row-height="0.944cm" fo:background-color="transparent" fo:keep-together="auto">
        <style:background-image/>
      </style:table-row-properties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7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7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8" style:family="table-row">
      <style:table-row-properties style:min-row-height="0.3cm" fo:background-color="transparent" fo:keep-together="auto">
        <style:background-image/>
      </style:table-row-properties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2" style:family="table-row">
      <style:table-row-properties style:min-row-height="0.605cm" fo:background-color="transparent" fo:keep-together="auto">
        <style:background-image/>
      </style:table-row-properties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2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2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3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4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8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9" style:family="paragraph" style:parent-style-name="Standard">
      <style:text-properties officeooo:paragraph-rsid="001c9f96"/>
    </style:style>
    <style:style style:name="P30" style:family="paragraph" style:parent-style-name="Standard">
      <style:text-properties officeooo:rsid="01f91092" officeooo:paragraph-rsid="01fa5fa1"/>
    </style:style>
    <style:style style:name="P31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2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3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9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40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1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2" style:family="paragraph" style:parent-style-name="Text_20_body">
      <style:paragraph-properties fo:break-before="auto" fo:break-after="auto"/>
    </style:style>
    <style:style style:name="P43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5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6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7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8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1b577" style:font-size-asian="8pt" style:font-size-complex="8pt"/>
    </style:style>
    <style:style style:name="T9" style:family="text">
      <style:text-properties fo:font-size="8pt" officeooo:rsid="01bdfd81" style:font-size-asian="8pt" style:font-size-complex="8pt"/>
    </style:style>
    <style:style style:name="T10" style:family="text">
      <style:text-properties fo:font-size="8pt" officeooo:rsid="01cdc294" style:font-size-asian="8pt" style:font-size-complex="8pt"/>
    </style:style>
    <style:style style:name="T11" style:family="text">
      <style:text-properties fo:font-size="8pt" officeooo:rsid="01dd3b8e" style:font-size-asian="8pt" style:font-size-complex="8pt"/>
    </style:style>
    <style:style style:name="T12" style:family="text">
      <style:text-properties fo:font-size="8pt" officeooo:rsid="01fa5fa1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valor_provento" text:name="py3o.line.one.valor_provento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two.valor_provento" text:name="py3o.line.two.valor_provento"/>
        <text:user-field-decl office:value-type="string" office:string-value="line.three.valor_provento" text:name="py3o.line.three.valor_provento"/>
      </text:user-field-decls>
      <text:p text:style-name="P41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TERMO DE RESCISÃO DE CONTRATO DE TRABALHO - TRCT</text:p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7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6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6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40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40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40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40"><text:user-field-get text:name="py3o.object.company_id.zip">object.company_id.zip</text:user-field-get></text:p>
          </table:table-cell>
          <table:table-cell table:style-name="Table1.D4" office:value-type="string">
            <text:p text:style-name="P34">08 CNAE</text:p>
            <text:p text:style-name="P34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8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8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3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4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7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6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8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30"><text:a xlink:type="simple" xlink:href="py3o://for=”line%20in%20provento_line”" text:style-name="Internet_20_link" text:visited-style-name="Visited_20_Internet_20_Link"><text:span text:style-name="T12">for=”line in provento_line”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53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53"><text:user-field-get text:name="py3o.line.one.valor_provento">line.one.valor_provento</text:user-field-get></text:p>
          </table:table-cell>
          <table:covered-table-cell/>
          <table:table-cell table:style-name="Table4.F20" table:number-columns-spanned="4" office:value-type="string">
            <text:p text:style-name="P52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9"><text:user-field-get text:name="py3o.line.two.valor_provento">line.two.valor_provento</text:user-field-get></text:p>
          </table:table-cell>
          <table:table-cell table:style-name="Table4.K20" table:number-columns-spanned="3" office:value-type="string">
            <text:p text:style-name="P51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9"><text:user-field-get text:name="py3o.line.three.valor_provento">line.three.valor_provento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50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5" office:value-type="string">
            <text:p text:style-name="P29"><text:a xlink:type="simple" xlink:href="py3o:///for" text:style-name="Internet_20_link" text:visited-style-name="Visited_20_Internet_20_Link"><text:span text:style-name="T7"/></text:a></text:p>
          </table:table-cell>
          <table:covered-table-cell/>
          <table:covered-table-cell/>
          <table:covered-table-cell/>
          <table:covered-table-cell/>
          <table:table-cell table:style-name="Table4.F22" table:number-columns-spanned="5" office:value-type="string">
            <text:p text:style-name="P29"><text:a xlink:type="simple" xlink:href="py3o:///for" text:style-name="Internet_20_link" text:visited-style-name="Visited_20_Internet_20_Link"><text:span text:style-name="T7"/></text:a></text:p>
          </table:table-cell>
          <table:covered-table-cell/>
          <table:covered-table-cell/>
          <table:covered-table-cell/>
          <table:covered-table-cell/>
          <table:table-cell table:style-name="Table4.K22" table:number-columns-spanned="4" office:value-type="string">
            <text:p text:style-name="P29"><text:a xlink:type="simple" xlink:href="py3o:///for" text:style-name="Internet_20_link" text:visited-style-name="Visited_20_Internet_20_Link"><text:span text:style-name="T7"/></text:a></text:p>
          </table:table-cell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6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8"><text:a xlink:type="simple" xlink:href="py3o://if=%22line.code%20==%20'BRUTO'%22" text:style-name="Internet_20_link" text:visited-style-name="Visited_20_Internet_20_Link"><text:span text:style-name="T10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31">TOTAL RESCISÓRIO BRUTO (R$)</text:p>
          </table:table-cell>
          <table:covered-table-cell/>
          <table:covered-table-cell/>
          <table:table-cell table:style-name="Table4.K25" office:value-type="string">
            <text:p text:style-name="P56"><text:user-field-get text:name="py3o.line.round_total">line.round_total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54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6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9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5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30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4.J30" office:value-type="string">
            <text:p text:style-name="P21"/>
          </table:table-cell>
          <table:table-cell table:style-name="Table4.K30" table:number-columns-spanned="3" office:value-type="string">
            <text:p text:style-name="P20"/>
          </table:table-cell>
          <table:covered-table-cell/>
          <table:covered-table-cell/>
          <table:table-cell table:style-name="Table4.N30" office:value-type="string">
            <text:p text:style-name="P24"/>
          </table:table-cell>
        </table:table-row>
        <table:table-row table:style-name="Table4.18">
          <table:table-cell table:style-name="Table4.A31" table:number-columns-spanned="5" office:value-type="string">
            <text:p text:style-name="P45"><text:a xlink:type="simple" xlink:href="py3o://if=%22line.category_id.code%20not%20in%20['PROVENTO',%20'BRUTO',%20'REFERENCIA',%20'LIQUIDO',%20'FGTS']%22" text:style-name="Internet_20_link" text:visited-style-name="Visited_20_Internet_20_Link"><text:span text:style-name="T8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31" office:value-type="string">
            <text:p text:style-name="Standard"/>
          </table:table-cell>
          <table:table-cell table:style-name="Table4.K31" table:number-columns-spanned="3" office:value-type="string">
            <text:p text:style-name="Standard"/>
          </table:table-cell>
          <table:covered-table-cell/>
          <table:covered-table-cell/>
          <table:table-cell table:style-name="Table4.N31" office:value-type="string">
            <text:p text:style-name="Standard"/>
          </table:table-cell>
        </table:table-row>
        <table:table-row table:style-name="Table4.32">
          <table:table-cell table:style-name="Table4.A32" table:number-columns-spanned="3" office:value-type="string">
            <text:p text:style-name="P51"><text:user-field-get text:name="py3o.line.display_name">line.display_name</text:user-field-get></text:p>
          </table:table-cell>
          <table:covered-table-cell/>
          <table:covered-table-cell/>
          <table:table-cell table:style-name="Table4.D32" table:number-columns-spanned="2" office:value-type="string">
            <text:p text:style-name="P49"><text:user-field-get text:name="py3o.line.valor_deducao_fmt">line.valor_deducao_fmt</text:user-field-get></text:p>
          </table:table-cell>
          <table:covered-table-cell/>
          <table:table-cell table:style-name="Table4.F3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4.J32" office:value-type="string">
            <text:p text:style-name="P21"/>
          </table:table-cell>
          <table:table-cell table:style-name="Table4.K32" table:number-columns-spanned="3" office:value-type="string">
            <text:p text:style-name="P20"/>
          </table:table-cell>
          <table:covered-table-cell/>
          <table:covered-table-cell/>
          <table:table-cell table:style-name="Table4.N32" office:value-type="string">
            <text:p text:style-name="P24"/>
          </table:table-cell>
        </table:table-row>
        <table:table-row table:style-name="Table4.33">
          <table:table-cell table:style-name="Table4.A33" table:number-columns-spanned="5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3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33" office:value-type="string">
            <text:p text:style-name="P20"/>
          </table:table-cell>
          <table:table-cell table:style-name="Table4.K33" table:number-columns-spanned="3" office:value-type="string">
            <text:p text:style-name="P20"/>
          </table:table-cell>
          <table:covered-table-cell/>
          <table:covered-table-cell/>
          <table:table-cell table:style-name="Table4.N33" office:value-type="string">
            <text:p text:style-name="P25"/>
          </table:table-cell>
        </table:table-row>
        <table:table-row table:style-name="Table4.34">
          <table:table-cell table:style-name="Table4.A34" table:number-columns-spanned="5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34" office:value-type="string">
            <text:p text:style-name="P20"/>
          </table:table-cell>
          <table:table-cell table:style-name="Table4.K34" table:number-columns-spanned="3" office:value-type="string">
            <text:p text:style-name="P20"/>
          </table:table-cell>
          <table:covered-table-cell/>
          <table:covered-table-cell/>
          <table:table-cell table:style-name="Table4.N34" office:value-type="string">
            <text:p text:style-name="P25"/>
          </table:table-cell>
        </table:table-row>
        <table:table-row table:style-name="Table4.35">
          <table:table-cell table:style-name="Table4.A35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6" table:number-columns-spanned="14" office:value-type="string">
            <text:p text:style-name="P44"><text:a xlink:type="simple" xlink:href="py3o://if=%22line.code%20==%20'TOTAL_DESCONTOS'%22" text:style-name="Internet_20_link" text:visited-style-name="Visited_20_Internet_20_Link"><text:span text:style-name="T9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7">
          <table:table-cell table:style-name="Table4.A37" table:number-columns-spanned="3" office:value-type="string">
            <text:p text:style-name="P51"/>
          </table:table-cell>
          <table:covered-table-cell/>
          <table:covered-table-cell/>
          <table:table-cell table:style-name="Table4.D37" table:number-columns-spanned="2" office:value-type="string">
            <text:p text:style-name="P49"/>
          </table:table-cell>
          <table:covered-table-cell/>
          <table:table-cell table:style-name="Table4.F3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7" office:value-type="string">
            <text:p text:style-name="P2"/>
          </table:table-cell>
          <table:table-cell table:style-name="Table4.K37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7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8">
          <table:table-cell table:style-name="Table4.A38" table:number-columns-spanned="14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8">
          <table:table-cell table:style-name="Table4.A39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8">
          <table:table-cell table:style-name="Table4.A40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8">
          <table:table-cell table:style-name="Table4.A41" table:number-columns-spanned="14" office:value-type="string">
            <text:p text:style-name="P29"><text:a xlink:type="simple" xlink:href="py3o://if=%22line.code%20==%20'LIQUIDO'%22" text:style-name="Internet_20_link" text:visited-style-name="Visited_20_Internet_20_Link"><text:span text:style-name="T11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2">
          <table:table-cell table:style-name="Table4.A42" table:number-columns-spanned="3" office:value-type="string">
            <text:p text:style-name="P57"/>
          </table:table-cell>
          <table:covered-table-cell/>
          <table:covered-table-cell/>
          <table:table-cell table:style-name="Table4.D42" table:number-columns-spanned="2" office:value-type="string">
            <text:p text:style-name="P2"/>
          </table:table-cell>
          <table:covered-table-cell/>
          <table:table-cell table:style-name="Table4.F4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2" office:value-type="string">
            <text:p text:style-name="P2"/>
          </table:table-cell>
          <table:table-cell table:style-name="Table4.K42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42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8">
          <table:table-cell table:style-name="Table4.A44" table:number-columns-spanned="14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8">
          <table:table-cell table:style-name="Table4.A44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2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3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30T13:16:13.043804962</dc:date>
    <meta:editing-duration>P5DT14H20M44S</meta:editing-duration>
    <meta:editing-cycles>440</meta:editing-cycles>
    <meta:generator>LibreOffice/5.1.6.2$Linux_X86_64 LibreOffice_project/10m0$Build-2</meta:generator>
    <meta:document-statistic meta:table-count="4" meta:image-count="0" meta:object-count="0" meta:page-count="2" meta:paragraph-count="133" meta:word-count="402" meta:character-count="3691" meta:non-whitespace-character-count="3420"/>
    <meta:user-defined meta:name="decimal_separator">,</meta:user-defined>
    <meta:user-defined meta:name="digit_separator">.</meta:user-defined>
    <meta:user-defined meta:name="float_format">"%.2f"</meta:user-defined>
  </office:meta>
</office:document-meta>
</file>